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2" style:family="graphic" style:parent-style-name="objectwithoutfill">
      <style:graphic-properties draw:marker-end="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0.762cm" svg:height="0.762cm" svg:x="3.794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762cm" svg:height="0.762cm" svg:x="4.683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762cm" svg:height="0.762cm" svg:x="5.57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762cm" svg:height="0.762cm" svg:x="6.46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762cm" svg:height="0.762cm" svg:x="7.35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762cm" svg:height="0.762cm" svg:x="3.413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762cm" svg:height="0.762cm" svg:x="4.302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762cm" svg:height="0.762cm" svg:x="5.191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762cm" svg:height="0.762cm" svg:x="6.08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762cm" svg:height="0.762cm" svg:x="6.969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762cm" svg:height="0.762cm" svg:x="7.858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762cm" svg:height="0.762cm" svg:x="4.683cm" svg:y="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762cm" svg:height="0.762cm" svg:x="5.572cm" svg:y="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762cm" svg:height="0.762cm" svg:x="6.461cm" svg:y="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0.762cm" svg:height="0.762cm" svg:x="10.206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762cm" svg:height="0.762cm" svg:x="11.095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0.762cm" svg:height="0.762cm" svg:x="11.984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" draw:id="id24" draw:layer="layout" svg:width="0.762cm" svg:height="0.762cm" svg:x="10.079cm" svg:y="3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" draw:id="id23" draw:layer="layout" svg:width="0.762cm" svg:height="0.762cm" svg:x="10.968cm" svg:y="3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0.762cm" svg:height="0.762cm" svg:x="11.857cm" svg:y="3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0.762cm" svg:height="0.762cm" svg:x="9.698cm" svg:y="6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0.762cm" svg:height="0.762cm" svg:x="10.587cm" svg:y="6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762cm" svg:height="0.762cm" svg:x="11.476cm" svg:y="6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762cm" svg:height="0.762cm" svg:x="12.365cm" svg:y="6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953cm" svg:y1="10.901cm" svg:x2="8.239cm" svg:y2="7.731cm" draw:start-shape="id1" draw:start-glue-point="4" draw:end-shape="id2" draw:end-glue-point="8" svg:d="M5953 10901l2286-3170" svg:viewBox="0 0 2287 3171">
          <text:p/>
        </draw:connector>
        <draw:connector draw:style-name="gr2" draw:text-style-name="P2" draw:layer="layout" draw:type="line" svg:x1="5.953cm" svg:y1="10.901cm" svg:x2="7.35cm" svg:y2="7.731cm" draw:start-shape="id1" draw:start-glue-point="4" draw:end-shape="id3" draw:end-glue-point="8" svg:d="M5953 10901l1397-3170" svg:viewBox="0 0 1398 3171">
          <text:p/>
        </draw:connector>
        <draw:connector draw:style-name="gr2" draw:text-style-name="P2" draw:layer="layout" draw:type="line" svg:x1="5.953cm" svg:y1="10.901cm" svg:x2="6.461cm" svg:y2="7.731cm" draw:start-shape="id1" draw:start-glue-point="4" draw:end-shape="id4" draw:end-glue-point="8" svg:d="M5953 10901l508-3170" svg:viewBox="0 0 509 3171">
          <text:p/>
        </draw:connector>
        <draw:connector draw:style-name="gr2" draw:text-style-name="P2" draw:layer="layout" draw:type="line" svg:x1="5.953cm" svg:y1="10.901cm" svg:x2="5.572cm" svg:y2="7.731cm" draw:start-shape="id1" draw:start-glue-point="4" draw:end-shape="id5" draw:end-glue-point="8" svg:d="M5953 10901l-381-3170" svg:viewBox="0 0 382 3171">
          <text:p/>
        </draw:connector>
        <draw:connector draw:style-name="gr2" draw:text-style-name="P2" draw:layer="layout" draw:type="line" svg:x1="5.953cm" svg:y1="10.901cm" svg:x2="4.683cm" svg:y2="7.731cm" draw:start-shape="id1" draw:start-glue-point="4" draw:end-shape="id6" draw:end-glue-point="8" svg:d="M5953 10901l-1270-3170" svg:viewBox="0 0 1271 3171">
          <text:p/>
        </draw:connector>
        <draw:connector draw:style-name="gr2" draw:text-style-name="P2" draw:layer="layout" draw:type="line" svg:x1="5.953cm" svg:y1="10.901cm" svg:x2="3.794cm" svg:y2="7.731cm" draw:start-shape="id1" draw:start-glue-point="4" draw:end-shape="id7" draw:end-glue-point="8" svg:d="M5953 10901l-2159-3170" svg:viewBox="0 0 2160 3171">
          <text:p/>
        </draw:connector>
        <draw:connector draw:style-name="gr2" draw:text-style-name="P2" draw:layer="layout" draw:type="line" svg:x1="5.064cm" svg:y1="10.901cm" svg:x2="8.239cm" svg:y2="7.731cm" draw:start-shape="id8" draw:end-shape="id2" draw:end-glue-point="8" svg:d="M5064 10901l3175-3170" svg:viewBox="0 0 3176 3171">
          <text:p/>
        </draw:connector>
        <draw:connector draw:style-name="gr2" draw:text-style-name="P2" draw:layer="layout" draw:type="line" svg:x1="5.064cm" svg:y1="10.901cm" svg:x2="7.35cm" svg:y2="7.731cm" draw:start-shape="id8" draw:start-glue-point="4" draw:end-shape="id3" draw:end-glue-point="8" svg:d="M5064 10901l2286-3170" svg:viewBox="0 0 2287 3171">
          <text:p/>
        </draw:connector>
        <draw:connector draw:style-name="gr2" draw:text-style-name="P2" draw:layer="layout" draw:type="line" svg:x1="5.064cm" svg:y1="10.901cm" svg:x2="6.461cm" svg:y2="7.731cm" draw:start-shape="id8" draw:start-glue-point="4" draw:end-shape="id4" draw:end-glue-point="8" svg:d="M5064 10901l1397-3170" svg:viewBox="0 0 1398 3171">
          <text:p/>
        </draw:connector>
        <draw:connector draw:style-name="gr2" draw:text-style-name="P2" draw:layer="layout" draw:type="line" svg:x1="5.064cm" svg:y1="10.901cm" svg:x2="5.572cm" svg:y2="7.731cm" draw:start-shape="id8" draw:start-glue-point="4" draw:end-shape="id5" draw:end-glue-point="8" svg:d="M5064 10901l508-3170" svg:viewBox="0 0 509 3171">
          <text:p/>
        </draw:connector>
        <draw:connector draw:style-name="gr2" draw:text-style-name="P2" draw:layer="layout" draw:type="line" svg:x1="5.064cm" svg:y1="10.901cm" svg:x2="4.683cm" svg:y2="7.731cm" draw:start-shape="id8" draw:start-glue-point="4" draw:end-shape="id6" draw:end-glue-point="8" svg:d="M5064 10901l-381-3170" svg:viewBox="0 0 382 3171">
          <text:p/>
        </draw:connector>
        <draw:connector draw:style-name="gr2" draw:text-style-name="P2" draw:layer="layout" draw:type="line" svg:x1="5.064cm" svg:y1="10.901cm" svg:x2="3.794cm" svg:y2="7.731cm" draw:start-shape="id8" draw:start-glue-point="4" draw:end-shape="id7" draw:end-glue-point="8" svg:d="M5064 10901l-1270-3170" svg:viewBox="0 0 1271 3171">
          <text:p/>
        </draw:connector>
        <draw:connector draw:style-name="gr2" draw:text-style-name="P2" draw:layer="layout" draw:type="line" svg:x1="4.175cm" svg:y1="10.901cm" svg:x2="8.239cm" svg:y2="7.731cm" draw:start-shape="id9" draw:start-glue-point="4" draw:end-shape="id2" draw:end-glue-point="8" svg:d="M4175 10901l4064-3170" svg:viewBox="0 0 4065 3171">
          <text:p/>
        </draw:connector>
        <draw:connector draw:style-name="gr2" draw:text-style-name="P2" draw:layer="layout" draw:type="line" svg:x1="4.175cm" svg:y1="10.901cm" svg:x2="7.35cm" svg:y2="7.731cm" draw:start-shape="id9" draw:start-glue-point="4" draw:end-shape="id3" draw:end-glue-point="8" svg:d="M4175 10901l3175-3170" svg:viewBox="0 0 3176 3171">
          <text:p/>
        </draw:connector>
        <draw:connector draw:style-name="gr2" draw:text-style-name="P2" draw:layer="layout" draw:type="line" svg:x1="4.175cm" svg:y1="10.901cm" svg:x2="6.461cm" svg:y2="7.731cm" draw:start-shape="id9" draw:start-glue-point="4" draw:end-shape="id4" draw:end-glue-point="8" svg:d="M4175 10901l2286-3170" svg:viewBox="0 0 2287 3171">
          <text:p/>
        </draw:connector>
        <draw:connector draw:style-name="gr2" draw:text-style-name="P2" draw:layer="layout" draw:type="line" svg:x1="4.175cm" svg:y1="10.901cm" svg:x2="5.572cm" svg:y2="7.731cm" draw:start-shape="id9" draw:start-glue-point="4" draw:end-shape="id5" draw:end-glue-point="8" svg:d="M4175 10901l1397-3170" svg:viewBox="0 0 1398 3171">
          <text:p/>
        </draw:connector>
        <draw:connector draw:style-name="gr2" draw:text-style-name="P2" draw:layer="layout" draw:type="line" svg:x1="4.175cm" svg:y1="10.901cm" svg:x2="4.683cm" svg:y2="7.731cm" draw:start-shape="id9" draw:start-glue-point="4" draw:end-shape="id6" draw:end-glue-point="8" svg:d="M4175 10901l508-3170" svg:viewBox="0 0 509 3171">
          <text:p/>
        </draw:connector>
        <draw:connector draw:style-name="gr2" draw:text-style-name="P2" draw:layer="layout" draw:type="line" svg:x1="4.175cm" svg:y1="10.901cm" svg:x2="3.794cm" svg:y2="7.731cm" draw:start-shape="id9" draw:start-glue-point="4" draw:end-shape="id7" draw:end-glue-point="8" svg:d="M4175 10901l-381-3170" svg:viewBox="0 0 382 3171">
          <text:p/>
        </draw:connector>
        <draw:connector draw:style-name="gr3" draw:text-style-name="P2" draw:layer="layout" draw:type="line" svg:x1="6.842cm" svg:y1="10.901cm" svg:x2="3.794cm" svg:y2="7.731cm" draw:start-shape="id10" draw:start-glue-point="4" draw:end-shape="id7" draw:end-glue-point="8" svg:d="M6842 10901l-3048-3170" svg:viewBox="0 0 3049 3171">
          <text:p/>
        </draw:connector>
        <draw:connector draw:style-name="gr3" draw:text-style-name="P2" draw:layer="layout" draw:type="line" svg:x1="6.842cm" svg:y1="10.901cm" svg:x2="4.683cm" svg:y2="7.731cm" draw:start-shape="id10" draw:start-glue-point="4" draw:end-shape="id6" draw:end-glue-point="8" svg:d="M6842 10901l-2159-3170" svg:viewBox="0 0 2160 3171">
          <text:p/>
        </draw:connector>
        <draw:connector draw:style-name="gr3" draw:text-style-name="P2" draw:layer="layout" draw:type="line" svg:x1="6.842cm" svg:y1="10.901cm" svg:x2="5.572cm" svg:y2="7.731cm" draw:start-shape="id10" draw:start-glue-point="4" draw:end-shape="id5" draw:end-glue-point="8" svg:d="M6842 10901l-1270-3170" svg:viewBox="0 0 1271 3171">
          <text:p/>
        </draw:connector>
        <draw:connector draw:style-name="gr3" draw:text-style-name="P2" draw:layer="layout" draw:type="line" svg:x1="6.842cm" svg:y1="10.901cm" svg:x2="6.461cm" svg:y2="7.731cm" draw:start-shape="id10" draw:start-glue-point="4" draw:end-shape="id4" draw:end-glue-point="8" svg:d="M6842 10901l-381-3170" svg:viewBox="0 0 382 3171">
          <text:p/>
        </draw:connector>
        <draw:connector draw:style-name="gr3" draw:text-style-name="P2" draw:layer="layout" draw:type="line" svg:x1="6.842cm" svg:y1="10.901cm" svg:x2="7.35cm" svg:y2="7.731cm" draw:start-shape="id10" draw:start-glue-point="4" draw:end-shape="id3" draw:end-glue-point="8" svg:d="M6842 10901l508-3170" svg:viewBox="0 0 509 3171">
          <text:p/>
        </draw:connector>
        <draw:connector draw:style-name="gr3" draw:text-style-name="P2" draw:layer="layout" draw:type="line" svg:x1="6.842cm" svg:y1="10.901cm" svg:x2="8.239cm" svg:y2="7.731cm" draw:start-shape="id10" draw:start-glue-point="4" draw:end-shape="id2" draw:end-glue-point="8" svg:d="M6842 10901l1397-3170" svg:viewBox="0 0 1398 3171">
          <text:p/>
        </draw:connector>
        <draw:connector draw:style-name="gr3" draw:text-style-name="P2" draw:layer="layout" draw:type="line" svg:x1="7.731cm" svg:y1="10.901cm" svg:x2="3.794cm" svg:y2="7.731cm" draw:start-shape="id11" draw:start-glue-point="4" draw:end-shape="id7" draw:end-glue-point="8" svg:d="M7731 10901l-3937-3170" svg:viewBox="0 0 3938 3171">
          <text:p/>
        </draw:connector>
        <draw:connector draw:style-name="gr3" draw:text-style-name="P2" draw:layer="layout" draw:type="line" svg:x1="7.731cm" svg:y1="10.901cm" svg:x2="4.683cm" svg:y2="7.731cm" draw:start-shape="id11" draw:start-glue-point="4" draw:end-shape="id6" draw:end-glue-point="8" svg:d="M7731 10901l-3048-3170" svg:viewBox="0 0 3049 3171">
          <text:p/>
        </draw:connector>
        <draw:connector draw:style-name="gr3" draw:text-style-name="P2" draw:layer="layout" draw:type="line" svg:x1="7.731cm" svg:y1="10.901cm" svg:x2="5.572cm" svg:y2="7.731cm" draw:start-shape="id11" draw:start-glue-point="4" draw:end-shape="id5" draw:end-glue-point="8" svg:d="M7731 10901l-2159-3170" svg:viewBox="0 0 2160 3171">
          <text:p/>
        </draw:connector>
        <draw:connector draw:style-name="gr3" draw:text-style-name="P2" draw:layer="layout" draw:type="line" svg:x1="7.731cm" svg:y1="10.901cm" svg:x2="6.461cm" svg:y2="7.731cm" draw:start-shape="id11" draw:start-glue-point="4" draw:end-shape="id4" draw:end-glue-point="8" svg:d="M7731 10901l-1270-3170" svg:viewBox="0 0 1271 3171">
          <text:p/>
        </draw:connector>
        <draw:connector draw:style-name="gr3" draw:text-style-name="P2" draw:layer="layout" draw:type="line" svg:x1="7.731cm" svg:y1="10.901cm" svg:x2="7.35cm" svg:y2="7.731cm" draw:start-shape="id11" draw:start-glue-point="4" draw:end-shape="id3" draw:end-glue-point="8" svg:d="M7731 10901l-381-3170" svg:viewBox="0 0 382 3171">
          <text:p/>
        </draw:connector>
        <draw:connector draw:style-name="gr3" draw:text-style-name="P2" draw:layer="layout" draw:type="line" svg:x1="7.731cm" svg:y1="10.901cm" svg:x2="8.239cm" svg:y2="7.731cm" draw:start-shape="id11" draw:start-glue-point="4" draw:end-shape="id2" draw:end-glue-point="8" svg:d="M7731 10901l508-3170" svg:viewBox="0 0 509 3171">
          <text:p/>
        </draw:connector>
        <draw:connector draw:style-name="gr3" draw:text-style-name="P2" draw:layer="layout" draw:type="line" svg:x1="3.794cm" svg:y1="6.969cm" svg:x2="5.064cm" svg:y2="4.699cm" draw:start-shape="id7" draw:start-glue-point="4" draw:end-shape="id12" draw:end-glue-point="8" svg:d="M3794 6969l1270-2270" svg:viewBox="0 0 1271 2271">
          <text:p/>
        </draw:connector>
        <draw:connector draw:style-name="gr3" draw:text-style-name="P2" draw:layer="layout" draw:type="line" svg:x1="3.794cm" svg:y1="6.969cm" svg:x2="5.953cm" svg:y2="4.699cm" draw:start-shape="id7" draw:start-glue-point="4" draw:end-shape="id13" draw:end-glue-point="8" svg:d="M3794 6969l2159-2270" svg:viewBox="0 0 2160 2271">
          <text:p/>
        </draw:connector>
        <draw:connector draw:style-name="gr3" draw:text-style-name="P2" draw:layer="layout" draw:type="line" svg:x1="3.794cm" svg:y1="6.969cm" svg:x2="6.842cm" svg:y2="4.699cm" draw:start-shape="id7" draw:start-glue-point="4" draw:end-shape="id14" draw:end-glue-point="8" svg:d="M3794 6969l3048-2270" svg:viewBox="0 0 3049 2271">
          <text:p/>
        </draw:connector>
        <draw:connector draw:style-name="gr3" draw:text-style-name="P2" draw:layer="layout" draw:type="line" svg:x1="4.683cm" svg:y1="6.969cm" svg:x2="5.064cm" svg:y2="4.699cm" draw:start-shape="id6" draw:start-glue-point="4" draw:end-shape="id12" draw:end-glue-point="8" svg:d="M4683 6969l381-2270" svg:viewBox="0 0 382 2271">
          <text:p/>
        </draw:connector>
        <draw:connector draw:style-name="gr3" draw:text-style-name="P2" draw:layer="layout" draw:type="line" svg:x1="5.572cm" svg:y1="6.969cm" svg:x2="5.064cm" svg:y2="4.699cm" draw:start-shape="id5" draw:start-glue-point="4" draw:end-shape="id12" draw:end-glue-point="8" svg:d="M5572 6969l-508-2270" svg:viewBox="0 0 509 2271">
          <text:p/>
        </draw:connector>
        <draw:connector draw:style-name="gr3" draw:text-style-name="P2" draw:layer="layout" draw:type="line" svg:x1="6.461cm" svg:y1="6.969cm" svg:x2="5.064cm" svg:y2="4.699cm" draw:start-shape="id4" draw:start-glue-point="4" draw:end-shape="id12" draw:end-glue-point="8" svg:d="M6461 6969l-1397-2270" svg:viewBox="0 0 1398 2271">
          <text:p/>
        </draw:connector>
        <draw:connector draw:style-name="gr3" draw:text-style-name="P2" draw:layer="layout" draw:type="line" svg:x1="4.683cm" svg:y1="6.969cm" svg:x2="5.953cm" svg:y2="4.699cm" draw:start-shape="id6" draw:start-glue-point="4" draw:end-shape="id13" draw:end-glue-point="8" svg:d="M4683 6969l1270-2270" svg:viewBox="0 0 1271 2271">
          <text:p/>
        </draw:connector>
        <draw:connector draw:style-name="gr3" draw:text-style-name="P2" draw:layer="layout" draw:type="line" svg:x1="4.683cm" svg:y1="6.969cm" svg:x2="6.842cm" svg:y2="4.699cm" draw:start-shape="id6" draw:start-glue-point="4" draw:end-shape="id14" draw:end-glue-point="8" svg:d="M4683 6969l2159-2270" svg:viewBox="0 0 2160 2271">
          <text:p/>
        </draw:connector>
        <draw:connector draw:style-name="gr3" draw:text-style-name="P2" draw:layer="layout" draw:type="line" svg:x1="6.461cm" svg:y1="6.969cm" svg:x2="5.953cm" svg:y2="4.699cm" draw:start-shape="id4" draw:start-glue-point="4" draw:end-shape="id13" draw:end-glue-point="8" svg:d="M6461 6969l-508-2270" svg:viewBox="0 0 509 2271">
          <text:p/>
        </draw:connector>
        <draw:connector draw:style-name="gr3" draw:text-style-name="P2" draw:layer="layout" draw:type="line" svg:x1="6.461cm" svg:y1="6.969cm" svg:x2="6.842cm" svg:y2="4.699cm" draw:start-shape="id4" draw:start-glue-point="4" draw:end-shape="id14" draw:end-glue-point="8" svg:d="M6461 6969l381-2270" svg:viewBox="0 0 382 2271">
          <text:p/>
        </draw:connector>
        <draw:connector draw:style-name="gr3" draw:text-style-name="P2" draw:layer="layout" draw:type="line" svg:x1="7.35cm" svg:y1="6.969cm" svg:x2="5.064cm" svg:y2="4.699cm" draw:start-shape="id3" draw:start-glue-point="4" draw:end-shape="id12" draw:end-glue-point="8" svg:d="M7350 6969l-2286-2270" svg:viewBox="0 0 2287 2271">
          <text:p/>
        </draw:connector>
        <draw:connector draw:style-name="gr3" draw:text-style-name="P2" draw:layer="layout" draw:type="line" svg:x1="7.35cm" svg:y1="6.969cm" svg:x2="5.953cm" svg:y2="4.699cm" draw:start-shape="id3" draw:start-glue-point="4" draw:end-shape="id13" draw:end-glue-point="8" svg:d="M7350 6969l-1397-2270" svg:viewBox="0 0 1398 2271">
          <text:p/>
        </draw:connector>
        <draw:connector draw:style-name="gr3" draw:text-style-name="P2" draw:layer="layout" draw:type="line" svg:x1="7.35cm" svg:y1="6.969cm" svg:x2="6.842cm" svg:y2="4.699cm" draw:start-shape="id3" draw:start-glue-point="4" draw:end-shape="id14" draw:end-glue-point="8" svg:d="M7350 6969l-508-2270" svg:viewBox="0 0 509 2271">
          <text:p/>
        </draw:connector>
        <draw:connector draw:style-name="gr3" draw:text-style-name="P2" draw:layer="layout" draw:type="line" svg:x1="8.239cm" svg:y1="6.969cm" svg:x2="5.064cm" svg:y2="4.699cm" draw:start-shape="id2" draw:start-glue-point="4" draw:end-shape="id12" draw:end-glue-point="8" svg:d="M8239 6969l-3175-2270" svg:viewBox="0 0 3176 2271">
          <text:p/>
        </draw:connector>
        <draw:connector draw:style-name="gr3" draw:text-style-name="P2" draw:layer="layout" draw:type="line" svg:x1="8.239cm" svg:y1="6.969cm" svg:x2="5.953cm" svg:y2="4.699cm" draw:start-shape="id2" draw:start-glue-point="4" draw:end-shape="id13" draw:end-glue-point="8" svg:d="M8239 6969l-2286-2270" svg:viewBox="0 0 2287 2271">
          <text:p/>
        </draw:connector>
        <draw:connector draw:style-name="gr3" draw:text-style-name="P2" draw:layer="layout" draw:type="line" svg:x1="8.239cm" svg:y1="6.969cm" svg:x2="6.842cm" svg:y2="4.699cm" draw:start-shape="id2" draw:start-glue-point="4" draw:end-shape="id14" draw:end-glue-point="8" svg:d="M8239 6969l-1397-2270" svg:viewBox="0 0 1398 2271">
          <text:p/>
        </draw:connector>
        <draw:connector draw:style-name="gr3" draw:text-style-name="P2" draw:layer="layout" draw:type="line" svg:x1="12.746cm" svg:y1="7.609cm" svg:x2="12.365cm" svg:y2="10.906cm" draw:start-shape="id15" draw:start-glue-point="8" draw:end-shape="id16" draw:end-glue-point="4" svg:d="M12746 7609l-381 3297" svg:viewBox="0 0 382 3298">
          <text:p/>
        </draw:connector>
        <draw:connector draw:style-name="gr3" draw:text-style-name="P2" draw:layer="layout" draw:type="line" svg:x1="12.746cm" svg:y1="7.609cm" svg:x2="11.476cm" svg:y2="10.906cm" draw:start-shape="id15" draw:start-glue-point="8" draw:end-shape="id17" draw:end-glue-point="4" svg:d="M12746 7609l-1270 3297" svg:viewBox="0 0 1271 3298">
          <text:p/>
        </draw:connector>
        <draw:connector draw:style-name="gr3" draw:text-style-name="P2" draw:layer="layout" draw:type="line" svg:x1="12.746cm" svg:y1="7.609cm" svg:x2="10.587cm" svg:y2="10.906cm" draw:start-shape="id15" draw:start-glue-point="8" draw:end-shape="id18" draw:end-glue-point="4" svg:d="M12746 7609l-2159 3297" svg:viewBox="0 0 2160 3298">
          <text:p/>
        </draw:connector>
        <draw:connector draw:style-name="gr3" draw:text-style-name="P2" draw:layer="layout" draw:type="line" svg:x1="11.857cm" svg:y1="7.609cm" svg:x2="12.365cm" svg:y2="10.906cm" draw:start-shape="id19" draw:start-glue-point="8" draw:end-shape="id16" draw:end-glue-point="4" svg:d="M11857 7609l508 3297" svg:viewBox="0 0 509 3298">
          <text:p/>
        </draw:connector>
        <draw:connector draw:style-name="gr3" draw:text-style-name="P2" draw:layer="layout" draw:type="line" svg:x1="11.857cm" svg:y1="7.609cm" svg:x2="11.476cm" svg:y2="10.906cm" draw:start-shape="id19" draw:start-glue-point="8" draw:end-shape="id17" draw:end-glue-point="4" svg:d="M11857 7609l-381 3297" svg:viewBox="0 0 382 3298">
          <text:p/>
        </draw:connector>
        <draw:connector draw:style-name="gr3" draw:text-style-name="P2" draw:layer="layout" draw:type="line" svg:x1="11.857cm" svg:y1="7.609cm" svg:x2="10.587cm" svg:y2="10.906cm" draw:start-shape="id19" draw:start-glue-point="8" draw:end-shape="id18" draw:end-glue-point="4" svg:d="M11857 7609l-1270 3297" svg:viewBox="0 0 1271 3298">
          <text:p/>
        </draw:connector>
        <draw:connector draw:style-name="gr3" draw:text-style-name="P2" draw:layer="layout" draw:type="line" svg:x1="10.968cm" svg:y1="7.609cm" svg:x2="11.476cm" svg:y2="10.906cm" draw:start-shape="id20" draw:start-glue-point="8" draw:end-shape="id17" draw:end-glue-point="4" svg:d="M10968 7609l508 3297" svg:viewBox="0 0 509 3298">
          <text:p/>
        </draw:connector>
        <draw:connector draw:style-name="gr3" draw:text-style-name="P2" draw:layer="layout" draw:type="line" svg:x1="10.968cm" svg:y1="7.609cm" svg:x2="12.365cm" svg:y2="10.906cm" draw:start-shape="id20" draw:start-glue-point="8" draw:end-shape="id16" draw:end-glue-point="4" svg:d="M10968 7609l1397 3297" svg:viewBox="0 0 1398 3298">
          <text:p/>
        </draw:connector>
        <draw:connector draw:style-name="gr3" draw:text-style-name="P2" draw:layer="layout" draw:type="line" svg:x1="10.968cm" svg:y1="7.609cm" svg:x2="10.587cm" svg:y2="10.906cm" draw:start-shape="id20" draw:start-glue-point="8" draw:end-shape="id18" draw:end-glue-point="4" svg:d="M10968 7609l-381 3297" svg:viewBox="0 0 382 3298">
          <text:p/>
        </draw:connector>
        <draw:connector draw:style-name="gr3" draw:text-style-name="P2" draw:layer="layout" draw:type="line" svg:x1="10.587cm" svg:y1="10.906cm" svg:x2="3.794cm" svg:y2="7.731cm" draw:start-shape="id18" draw:start-glue-point="4" draw:end-shape="id7" draw:end-glue-point="8" svg:d="M10587 10906l-6793-3175" svg:viewBox="0 0 6794 3176">
          <text:p/>
        </draw:connector>
        <draw:connector draw:style-name="gr3" draw:text-style-name="P2" draw:layer="layout" draw:type="line" svg:x1="11.476cm" svg:y1="10.906cm" svg:x2="3.794cm" svg:y2="7.731cm" draw:start-shape="id17" draw:start-glue-point="4" draw:end-shape="id7" draw:end-glue-point="8" svg:d="M11476 10906l-7682-3175" svg:viewBox="0 0 7683 3176">
          <text:p/>
        </draw:connector>
        <draw:connector draw:style-name="gr3" draw:text-style-name="P2" draw:layer="layout" draw:type="line" svg:x1="10.079cm" svg:y1="7.609cm" svg:x2="12.365cm" svg:y2="10.906cm" draw:start-shape="id21" draw:start-glue-point="8" draw:end-shape="id16" draw:end-glue-point="4" svg:d="M10079 7609l2286 3297" svg:viewBox="0 0 2287 3298">
          <text:p/>
        </draw:connector>
        <draw:connector draw:style-name="gr3" draw:text-style-name="P2" draw:layer="layout" draw:type="line" svg:x1="10.079cm" svg:y1="7.609cm" svg:x2="11.476cm" svg:y2="10.906cm" draw:start-shape="id21" draw:start-glue-point="8" draw:end-shape="id17" draw:end-glue-point="4" svg:d="M10079 7609l1397 3297" svg:viewBox="0 0 1398 3298">
          <text:p/>
        </draw:connector>
        <draw:connector draw:style-name="gr3" draw:text-style-name="P2" draw:layer="layout" draw:type="line" svg:x1="10.079cm" svg:y1="7.609cm" svg:x2="10.587cm" svg:y2="10.906cm" draw:start-shape="id21" draw:start-glue-point="8" draw:end-shape="id18" draw:end-glue-point="4" svg:d="M10079 7609l508 3297" svg:viewBox="0 0 509 3298">
          <text:p/>
        </draw:connector>
        <draw:connector draw:style-name="gr3" draw:text-style-name="P2" draw:layer="layout" draw:type="line" svg:x1="12.365cm" svg:y1="10.906cm" svg:x2="3.794cm" svg:y2="7.731cm" draw:start-shape="id16" draw:start-glue-point="4" draw:end-shape="id7" draw:end-glue-point="8" svg:d="M12365 10906l-8571-3175" svg:viewBox="0 0 8572 3176">
          <text:p/>
        </draw:connector>
        <draw:connector draw:style-name="gr3" draw:text-style-name="P2" draw:layer="layout" draw:type="line" svg:x1="12.238cm" svg:y1="4.704cm" svg:x2="12.746cm" svg:y2="6.847cm" draw:start-shape="id22" draw:start-glue-point="8" draw:end-shape="id15" draw:end-glue-point="4" svg:d="M12238 4704l508 2143" svg:viewBox="0 0 509 2144">
          <text:p/>
        </draw:connector>
        <draw:connector draw:style-name="gr3" draw:text-style-name="P2" draw:layer="layout" draw:type="line" svg:x1="12.238cm" svg:y1="4.704cm" svg:x2="11.857cm" svg:y2="6.847cm" draw:start-shape="id22" draw:start-glue-point="8" draw:end-shape="id19" draw:end-glue-point="4" svg:d="M12238 4704l-381 2143" svg:viewBox="0 0 382 2144">
          <text:p/>
        </draw:connector>
        <draw:connector draw:style-name="gr3" draw:text-style-name="P2" draw:layer="layout" draw:type="line" svg:x1="12.238cm" svg:y1="4.704cm" svg:x2="10.968cm" svg:y2="6.847cm" draw:start-shape="id22" draw:start-glue-point="8" draw:end-shape="id20" draw:end-glue-point="4" svg:d="M12238 4704l-1270 2143" svg:viewBox="0 0 1271 2144">
          <text:p/>
        </draw:connector>
        <draw:connector draw:style-name="gr3" draw:text-style-name="P2" draw:layer="layout" draw:type="line" svg:x1="12.238cm" svg:y1="4.704cm" svg:x2="10.079cm" svg:y2="6.847cm" draw:start-shape="id22" draw:start-glue-point="8" draw:end-shape="id21" draw:end-glue-point="4" svg:d="M12238 4704l-2159 2143" svg:viewBox="0 0 2160 2144">
          <text:p/>
        </draw:connector>
        <draw:connector draw:style-name="gr3" draw:text-style-name="P2" draw:layer="layout" draw:type="line" svg:x1="11.349cm" svg:y1="4.704cm" svg:x2="12.746cm" svg:y2="6.847cm" draw:start-shape="id23" draw:start-glue-point="8" draw:end-shape="id15" draw:end-glue-point="4" svg:d="M11349 4704l1397 2143" svg:viewBox="0 0 1398 2144">
          <text:p/>
        </draw:connector>
        <draw:connector draw:style-name="gr3" draw:text-style-name="P2" draw:layer="layout" draw:type="line" svg:x1="11.349cm" svg:y1="4.704cm" svg:x2="11.857cm" svg:y2="6.847cm" draw:start-shape="id23" draw:start-glue-point="8" draw:end-shape="id19" draw:end-glue-point="4" svg:d="M11349 4704l508 2143" svg:viewBox="0 0 509 2144">
          <text:p/>
        </draw:connector>
        <draw:connector draw:style-name="gr3" draw:text-style-name="P2" draw:layer="layout" draw:type="line" svg:x1="11.349cm" svg:y1="4.704cm" svg:x2="10.968cm" svg:y2="6.847cm" draw:start-shape="id23" draw:start-glue-point="8" draw:end-shape="id20" draw:end-glue-point="4" svg:d="M11349 4704l-381 2143" svg:viewBox="0 0 382 2144">
          <text:p/>
        </draw:connector>
        <draw:connector draw:style-name="gr3" draw:text-style-name="P2" draw:layer="layout" draw:type="line" svg:x1="11.349cm" svg:y1="4.704cm" svg:x2="10.079cm" svg:y2="6.847cm" draw:start-shape="id23" draw:start-glue-point="8" draw:end-shape="id21" draw:end-glue-point="4" svg:d="M11349 4704l-1270 2143" svg:viewBox="0 0 1271 2144">
          <text:p/>
        </draw:connector>
        <draw:connector draw:style-name="gr3" draw:text-style-name="P2" draw:layer="layout" draw:type="line" svg:x1="10.46cm" svg:y1="4.704cm" svg:x2="12.746cm" svg:y2="6.847cm" draw:start-shape="id24" draw:start-glue-point="8" draw:end-shape="id15" draw:end-glue-point="4" svg:d="M10460 4704l2286 2143" svg:viewBox="0 0 2287 2144">
          <text:p/>
        </draw:connector>
        <draw:connector draw:style-name="gr3" draw:text-style-name="P2" draw:layer="layout" draw:type="line" svg:x1="10.46cm" svg:y1="4.704cm" svg:x2="11.857cm" svg:y2="6.847cm" draw:start-shape="id24" draw:start-glue-point="8" draw:end-shape="id19" draw:end-glue-point="4" svg:d="M10460 4704l1397 2143" svg:viewBox="0 0 1398 2144">
          <text:p/>
        </draw:connector>
        <draw:connector draw:style-name="gr3" draw:text-style-name="P2" draw:layer="layout" draw:type="line" svg:x1="10.46cm" svg:y1="4.704cm" svg:x2="10.968cm" svg:y2="6.847cm" draw:start-shape="id24" draw:start-glue-point="8" draw:end-shape="id20" draw:end-glue-point="4" svg:d="M10460 4704l508 2143" svg:viewBox="0 0 509 2144">
          <text:p/>
        </draw:connector>
        <draw:connector draw:style-name="gr3" draw:text-style-name="P2" draw:layer="layout" draw:type="line" svg:x1="10.46cm" svg:y1="4.704cm" svg:x2="10.079cm" svg:y2="6.847cm" draw:start-shape="id24" draw:start-glue-point="8" draw:end-shape="id21" draw:end-glue-point="4" svg:d="M10460 4704l-381 2143" svg:viewBox="0 0 382 2144">
          <text:p/>
        </draw:connector>
        <draw:connector draw:style-name="gr3" draw:text-style-name="P2" draw:layer="layout" draw:type="line" svg:x1="10.587cm" svg:y1="10.906cm" svg:x2="4.683cm" svg:y2="7.731cm" draw:start-shape="id18" draw:start-glue-point="4" draw:end-shape="id6" draw:end-glue-point="8" svg:d="M10587 10906l-5904-3175" svg:viewBox="0 0 5905 3176">
          <text:p/>
        </draw:connector>
        <draw:connector draw:style-name="gr3" draw:text-style-name="P2" draw:layer="layout" draw:type="line" svg:x1="11.476cm" svg:y1="10.906cm" svg:x2="5.572cm" svg:y2="7.731cm" draw:start-shape="id17" draw:start-glue-point="4" draw:end-shape="id5" draw:end-glue-point="8" svg:d="M11476 10906l-5904-3175" svg:viewBox="0 0 5905 3176">
          <text:p/>
        </draw:connector>
        <draw:connector draw:style-name="gr3" draw:text-style-name="P2" draw:layer="layout" draw:type="line" svg:x1="11.476cm" svg:y1="10.906cm" svg:x2="6.461cm" svg:y2="7.731cm" draw:start-shape="id17" draw:start-glue-point="4" draw:end-shape="id4" draw:end-glue-point="8" svg:d="M11476 10906l-5015-3175" svg:viewBox="0 0 5016 3176">
          <text:p/>
        </draw:connector>
        <draw:connector draw:style-name="gr3" draw:text-style-name="P2" draw:layer="layout" draw:type="line" svg:x1="11.476cm" svg:y1="10.906cm" svg:x2="7.35cm" svg:y2="7.731cm" draw:start-shape="id17" draw:start-glue-point="4" draw:end-shape="id3" draw:end-glue-point="8" svg:d="M11476 10906l-4126-3175" svg:viewBox="0 0 4127 3176">
          <text:p/>
        </draw:connector>
        <draw:connector draw:style-name="gr3" draw:text-style-name="P2" draw:layer="layout" draw:type="line" svg:x1="12.365cm" svg:y1="10.906cm" svg:x2="8.239cm" svg:y2="7.731cm" draw:start-shape="id16" draw:start-glue-point="4" draw:end-shape="id2" draw:end-glue-point="8" svg:d="M12365 10906l-4126-3175" svg:viewBox="0 0 4127 3176">
          <text:p/>
        </draw:connector>
        <draw:connector draw:style-name="gr3" draw:text-style-name="P2" draw:layer="layout" draw:type="line" svg:x1="11.476cm" svg:y1="10.906cm" svg:x2="8.239cm" svg:y2="7.731cm" draw:start-shape="id17" draw:start-glue-point="4" draw:end-shape="id2" draw:end-glue-point="8" svg:d="M11476 10906l-3237-3175" svg:viewBox="0 0 3238 3176">
          <text:p/>
        </draw:connector>
        <draw:connector draw:style-name="gr3" draw:text-style-name="P2" draw:layer="layout" draw:type="line" svg:x1="10.587cm" svg:y1="10.906cm" svg:x2="5.572cm" svg:y2="7.731cm" draw:start-shape="id18" draw:start-glue-point="4" draw:end-shape="id5" draw:end-glue-point="8" svg:d="M10587 10906l-5015-3175" svg:viewBox="0 0 5016 3176">
          <text:p/>
        </draw:connector>
        <draw:connector draw:style-name="gr3" draw:text-style-name="P2" draw:layer="layout" draw:type="line" svg:x1="10.587cm" svg:y1="10.906cm" svg:x2="6.461cm" svg:y2="7.731cm" draw:start-shape="id18" draw:start-glue-point="4" draw:end-shape="id4" draw:end-glue-point="8" svg:d="M10587 10906l-4126-3175" svg:viewBox="0 0 4127 3176">
          <text:p/>
        </draw:connector>
        <draw:connector draw:style-name="gr3" draw:text-style-name="P2" draw:layer="layout" draw:type="line" svg:x1="10.587cm" svg:y1="10.906cm" svg:x2="7.35cm" svg:y2="7.731cm" draw:start-shape="id18" draw:start-glue-point="4" draw:end-shape="id3" draw:end-glue-point="8" svg:d="M10587 10906l-3237-3175" svg:viewBox="0 0 3238 3176">
          <text:p/>
        </draw:connector>
        <draw:connector draw:style-name="gr3" draw:text-style-name="P2" draw:layer="layout" draw:type="line" svg:x1="10.587cm" svg:y1="10.906cm" svg:x2="8.239cm" svg:y2="7.731cm" draw:start-shape="id18" draw:start-glue-point="4" draw:end-shape="id2" draw:end-glue-point="8" svg:d="M10587 10906l-2348-3175" svg:viewBox="0 0 2349 3176">
          <text:p/>
        </draw:connector>
        <draw:connector draw:style-name="gr3" draw:text-style-name="P2" draw:layer="layout" draw:type="line" svg:x1="11.476cm" svg:y1="10.906cm" svg:x2="8.239cm" svg:y2="7.731cm" draw:start-shape="id17" draw:start-glue-point="4" draw:end-shape="id2" draw:end-glue-point="8" svg:d="M11476 10906l-3237-3175" svg:viewBox="0 0 3238 3176">
          <text:p/>
        </draw:connector>
        <draw:connector draw:style-name="gr3" draw:text-style-name="P2" draw:layer="layout" draw:type="line" svg:x1="12.365cm" svg:y1="10.906cm" svg:x2="4.683cm" svg:y2="7.731cm" draw:start-shape="id16" draw:start-glue-point="4" draw:end-shape="id6" draw:end-glue-point="8" svg:d="M12365 10906l-7682-3175" svg:viewBox="0 0 7683 3176">
          <text:p/>
        </draw:connector>
        <draw:connector draw:style-name="gr3" draw:text-style-name="P2" draw:layer="layout" draw:type="line" svg:x1="12.365cm" svg:y1="10.906cm" svg:x2="5.572cm" svg:y2="7.731cm" draw:start-shape="id16" draw:start-glue-point="4" draw:end-shape="id5" draw:end-glue-point="8" svg:d="M12365 10906l-6793-3175" svg:viewBox="0 0 6794 3176">
          <text:p/>
        </draw:connector>
        <draw:connector draw:style-name="gr3" draw:text-style-name="P2" draw:layer="layout" draw:type="line" svg:x1="12.365cm" svg:y1="10.906cm" svg:x2="6.461cm" svg:y2="7.731cm" draw:start-shape="id16" draw:start-glue-point="4" draw:end-shape="id4" draw:end-glue-point="8" svg:d="M12365 10906l-5904-3175" svg:viewBox="0 0 5905 3176">
          <text:p/>
        </draw:connector>
        <draw:connector draw:style-name="gr3" draw:text-style-name="P2" draw:layer="layout" draw:type="line" svg:x1="12.365cm" svg:y1="10.906cm" svg:x2="7.35cm" svg:y2="7.731cm" draw:start-shape="id16" draw:start-glue-point="4" draw:end-shape="id3" draw:end-glue-point="8" svg:d="M12365 10906l-5015-3175" svg:viewBox="0 0 5016 3176">
          <text:p/>
        </draw:connector>
        <draw:connector draw:style-name="gr3" draw:text-style-name="P2" draw:layer="layout" draw:type="line" svg:x1="11.476cm" svg:y1="10.906cm" svg:x2="4.683cm" svg:y2="7.731cm" draw:start-shape="id17" draw:start-glue-point="4" draw:end-shape="id6" draw:end-glue-point="8" svg:d="M11476 10906l-6793-3175" svg:viewBox="0 0 6794 3176">
          <text:p/>
        </draw:connector>
        <draw:connector draw:style-name="gr3" draw:text-style-name="P2" draw:layer="layout" draw:type="curve" svg:x1="5.064cm" svg:y1="3.937cm" svg:x2="10.46cm" svg:y2="3.942cm" draw:start-shape="id12" draw:start-glue-point="4" draw:end-shape="id24" draw:end-glue-point="4" svg:d="M5064 3937c0-751 5396-754 5396 5" svg:viewBox="0 0 5397 570">
          <text:p/>
        </draw:connector>
        <draw:connector draw:style-name="gr3" draw:text-style-name="P2" draw:layer="layout" draw:type="curve" svg:x1="5.953cm" svg:y1="3.937cm" svg:x2="11.349cm" svg:y2="3.942cm" draw:start-shape="id13" draw:start-glue-point="4" draw:end-shape="id23" draw:end-glue-point="4" svg:d="M5953 3937c0-751 5396-754 5396 5" svg:viewBox="0 0 5397 570">
          <text:p/>
        </draw:connector>
        <draw:connector draw:style-name="gr3" draw:text-style-name="P2" draw:layer="layout" draw:type="curve" svg:x1="6.842cm" svg:y1="3.937cm" svg:x2="12.238cm" svg:y2="3.942cm" draw:start-shape="id14" draw:start-glue-point="4" draw:end-shape="id22" draw:end-glue-point="4" svg:d="M6842 3937c0-751 5396-754 5396 5" svg:viewBox="0 0 5397 570">
          <text:p/>
        </draw:connector>
        <draw:connector draw:style-name="gr4" draw:text-style-name="P2" draw:layer="layout" draw:type="line" svg:x1="4.138cm" svg:y1="13.197cm" svg:x2="4.175cm" svg:y2="11.663cm" draw:end-shape="id9" draw:end-glue-point="8" svg:d="M4138 13197l37-1534" svg:viewBox="0 0 38 1535">
          <text:p/>
        </draw:connector>
        <draw:connector draw:style-name="gr4" draw:text-style-name="P2" draw:layer="layout" draw:type="line" svg:x1="5.027cm" svg:y1="13.202cm" svg:x2="5.064cm" svg:y2="11.668cm" svg:d="M5027 13202l37-1534" svg:viewBox="0 0 38 1535">
          <text:p/>
        </draw:connector>
        <draw:connector draw:style-name="gr4" draw:text-style-name="P2" draw:layer="layout" draw:type="line" svg:x1="5.916cm" svg:y1="13.202cm" svg:x2="5.953cm" svg:y2="11.668cm" svg:d="M5916 13202l37-1534" svg:viewBox="0 0 38 1535">
          <text:p/>
        </draw:connector>
        <draw:connector draw:style-name="gr4" draw:text-style-name="P2" draw:layer="layout" draw:type="line" svg:x1="6.805cm" svg:y1="13.192cm" svg:x2="6.842cm" svg:y2="11.658cm" svg:d="M6805 13192l37-1534" svg:viewBox="0 0 38 1535">
          <text:p/>
        </draw:connector>
        <draw:connector draw:style-name="gr4" draw:text-style-name="P2" draw:layer="layout" draw:type="line" svg:x1="7.694cm" svg:y1="13.202cm" svg:x2="7.731cm" svg:y2="11.668cm" svg:d="M7694 13202l37-1534" svg:viewBox="0 0 38 1535">
          <text:p/>
        </draw:connector>
        <draw:connector draw:style-name="gr4" draw:text-style-name="P2" draw:layer="layout" draw:type="line" svg:x1="5.064cm" svg:y1="3.921cm" svg:x2="5.101cm" svg:y2="2.387cm" svg:d="M5064 3921l37-1534" svg:viewBox="0 0 38 1535">
          <text:p/>
        </draw:connector>
        <draw:connector draw:style-name="gr4" draw:text-style-name="P2" draw:layer="layout" draw:type="line" svg:x1="5.953cm" svg:y1="3.931cm" svg:x2="5.99cm" svg:y2="2.397cm" svg:d="M5953 3931l37-1534" svg:viewBox="0 0 38 1535">
          <text:p/>
        </draw:connector>
        <draw:connector draw:style-name="gr4" draw:text-style-name="P2" draw:layer="layout" draw:type="line" svg:x1="6.842cm" svg:y1="3.921cm" svg:x2="6.879cm" svg:y2="2.387cm" svg:d="M6842 3921l37-1534" svg:viewBox="0 0 38 1535">
          <text:p/>
        </draw:connector>
        <draw:frame draw:style-name="gr5" draw:text-style-name="P3" draw:layer="layout" svg:width="2.157cm" svg:height="0.962cm" svg:x="2.653cm" svg:y="4.483cm">
          <draw:text-box>
            <text:p>MLP1</text:p>
          </draw:text-box>
        </draw:frame>
        <draw:frame draw:style-name="gr5" draw:text-style-name="P3" draw:layer="layout" svg:width="2.157cm" svg:height="0.962cm" svg:x="8.354cm" svg:y="4.483cm">
          <draw:text-box>
            <text:p>MLP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3T17:43:50.426812000</meta:creation-date>
    <dc:date>2017-05-23T18:39:57.764738000</dc:date>
    <meta:editing-duration>PT46M</meta:editing-duration>
    <meta:editing-cycles>9</meta:editing-cycles>
    <meta:generator>LibreOffice/5.1.6.2$MacOSX_X86_64 LibreOffice_project/07ac168c60a517dba0f0d7bc7540f5afa45f0909</meta:generator>
    <meta:document-statistic meta:object-count="126"/>
  </office:meta>
</office:document-meta>
</file>